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adornments="Ital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3"/>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4"/>
    <style:style style:name="P12" style:family="paragraph" style:parent-style-name="Text_20_body" style:list-style-name="L4"/>
    <style:style style:name="P13" style:family="paragraph">
      <style:paragraph-properties fo:margin-left="0in" fo:margin-right="0in" fo:margin-top="0in" fo:margin-bottom="0in" fo:line-height="100%" fo:text-align="center" text:enable-numbering="false" fo:text-indent="0in"/>
    </style:style>
    <style:style style:name="P1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4.6000003814697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style:use-window-font-color="true" style:text-outline="false" style:text-line-through-style="none" style:font-name="Arial1" fo:font-size="14.6000003814697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solid" svg:stroke-width="0in" svg:stroke-color="#000000" draw:marker-start="" draw:marker-start-width="0.1181in" draw:marker-start-center="false" draw:marker-end=""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Arrow" draw:marker-end-width="0.1181in" draw:marker-end-center="false" draw:fill="solid" draw:fill-color="#ffff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hoenix Top Level Design</text:h>
      <text:h text:style-name="Heading_20_2" text:outline-level="2">Group Members:</text:h>
      <text:p text:style-name="Text_20_body"><text:span text:style-name="T1">Leader:</text:span> Nick Guertin </text:p>
      <text:p text:style-name="Text_20_body"><text:span text:style-name="T1">Contact Email:</text:span><text:a xlink:type="simple" xlink:href="mailto:n_guertin@yahoo.com"><text:span text:style-name="T3"> </text:span></text:a><text:span text:style-name="T2">n_guertin@yahoo.com, nguertin@vtc.vsc.edu</text:span></text:p>
      <text:p text:style-name="Text_20_body">Wei Yao Lin</text:p>
      <text:p text:style-name="Text_20_body">Curtis J. Aube</text:p>
      <text:h text:style-name="Heading_20_2" text:outline-level="2">Specifics of the User Interface:</text:h>
      <text:h text:style-name="Heading_20_3" text:outline-level="3">User Oriented:</text:h>
      <text:p text:style-name="Text_20_body">The user oriented interface will be the keyboard, or maybe a game pad for inputs connected to Phoenix. For output it will use the monitor connected to Phoenix. [It sounds like you are talking about the user interface of a Phoenix application. That's really a somewhat different matter.]</text:p>
      <text:h text:style-name="Heading_20_3" text:outline-level="3">Developer Oriented:</text:h>
      <text:p text:style-name="Text_20_body">The developer oriented interface will be the kernel. If a developer wants to extend the OS they will be interacting with the hardware of Phoenix. [Here you can talk about how the required interface to Phoenix (as described in the requirements) will be provided to the programmer.]</text:p>
      <text:h text:style-name="Heading_20_2" text:outline-level="2">System Architecture:</text:h>
      <text:p text:style-name="Text_20_body"><draw:g text:anchor-type="paragraph" draw:z-index="0" draw:style-name="gr1"><draw:rect draw:style-name="gr2" draw:text-style-name="P14" svg:width="1.2094in" svg:height="0.9189in" svg:x="2.748in" svg:y="0.8543in"><text:p text:style-name="P13"><text:span text:style-name="T4">Kernel</text:span></text:p></draw:rect><draw:rect draw:style-name="gr3" draw:text-style-name="P14" svg:width="1.3815in" svg:height="0.5748in" svg:x="4.8197in" svg:y="1.7728in"><text:p text:style-name="P13"><text:span text:style-name="T4">Sound</text:span></text:p></draw:rect><draw:rect draw:style-name="gr4" draw:text-style-name="P14" svg:width="1.3815in" svg:height="0.5748in" svg:x="4.8197in" svg:y="0.2799in"><text:p text:style-name="P13"><text:span text:style-name="T4">Video</text:span></text:p></draw:rect><draw:line draw:style-name="gr5" draw:text-style-name="P15" svg:x1="4.8197in" svg:y1="2.1173in" svg:x2="3.9567in" svg:y2="1.5429in"><text:p/></draw:line><draw:line draw:style-name="gr6" draw:text-style-name="P15" svg:x1="3.9567in" svg:y1="1.4283in" svg:x2="4.8197in" svg:y2="2.0028in"><text:p/></draw:line><draw:line draw:style-name="gr7" draw:text-style-name="P15" svg:x1="3.9567in" svg:y1="1.1984in" svg:x2="4.8197in" svg:y2="0.624in"><text:p/></draw:line><draw:line draw:style-name="gr8" draw:text-style-name="P15" svg:x1="4.8197in" svg:y1="0.5094in" svg:x2="3.9567in" svg:y2="1.0839in"><text:p/></draw:line><draw:rect draw:style-name="gr9" draw:text-style-name="P14" svg:width="1.5539in" svg:height="0.6941in" svg:x="2.576in" svg:y="2.4618in"><text:p text:style-name="P13"><text:span text:style-name="T4">Game/Program</text:span></text:p></draw:rect><draw:line draw:style-name="gr10" draw:text-style-name="P15" svg:x1="3.2661in" svg:y1="2.4622in" svg:x2="3.2661in" svg:y2="1.7728in"><text:p/></draw:line><draw:line draw:style-name="gr11" draw:text-style-name="P15" svg:x1="3.4386in" svg:y1="1.7728in" svg:x2="3.4386in" svg:y2="2.4622in"><text:p/></draw:line><draw:rect draw:style-name="gr12" draw:text-style-name="P14" svg:width="1.3815in" svg:height="0.5748in" svg:x="0.5043in" svg:y="1.0835in"><text:p text:style-name="P13"><text:span text:style-name="T4">Input Devices</text:span></text:p></draw:rect><draw:rect draw:style-name="gr13" draw:text-style-name="P14" svg:width="0.3461in" svg:height="0.285in" svg:x="0.7634in" svg:y="0in"><text:p text:style-name="P13"><text:span text:style-name="T4">KB</text:span></text:p></draw:rect><draw:rect draw:style-name="gr14" draw:text-style-name="P14" svg:width="0.3461in" svg:height="0.285in" svg:x="1.2815in" svg:y="0in"><text:p text:style-name="P13"><text:span text:style-name="T4">GP</text:span></text:p></draw:rect><draw:line draw:style-name="gr15" draw:text-style-name="P15" svg:x1="1.8854in" svg:y1="1.4283in" svg:x2="2.7484in" svg:y2="1.4283in"><text:p/></draw:line><draw:line draw:style-name="gr16" draw:text-style-name="P15" svg:x1="2.7484in" svg:y1="1.3134in" svg:x2="1.8854in" svg:y2="1.3134in"><text:p/></draw:line><draw:line draw:style-name="gr17" draw:text-style-name="P15" svg:x1="0.9362in" svg:y1="0.2846in" svg:x2="0.9362in" svg:y2="1.0886in"><text:p/></draw:line><draw:line draw:style-name="gr18" draw:text-style-name="P15" svg:x1="1.4539in" svg:y1="0.2846in" svg:x2="1.4539in" svg:y2="1.0886in"><text:p/></draw:line></draw:g></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Phoenix Kernel: </text:h>
      <text:p text:style-name="Text_20_body">The kernel will handle all messages passing between modules. <text:s/>It will also provide thread capability. [How will it do these things?]</text:p>
      <text:h text:style-name="Heading_20_3" text:outline-level="3">Input Devices:</text:h>
      <text:p text:style-name="Text_20_body">The input devices module provides the base level access to all input devices. This allows a developer to access the input devices in a generic way. It holds a concept of two players. The game pad for player one will have a set of keys mapped on the keyboard that function the same. The game pad for player two would have a different set of keys mapped on the keyboard. <text:s/>If the game uses this module it will only see two players, not individual devices. [This sounds more like requirements. In the top level design you should describe how these features are going to be implemented.]</text:p>
      <text:h text:style-name="Heading_20_3" text:outline-level="3">Game Pad:</text:h>
      <text:p text:style-name="Text_20_body">The game pad module is a input device driver for a game pad connected to the game port. It will send messages to the kernel and the input devices module.</text:p>
      <text:h text:style-name="Heading_20_3" text:outline-level="3">Keyboard:</text:h>
      <text:p text:style-name="Text_20_body">The keyboard module is a input device driver for a keyboard connected to the PS/2 port. It will send messages to the kernel and the input devices module.</text:p>
      <text:h text:style-name="Heading_20_3" text:outline-level="3">Video:</text:h>
      <text:p text:style-name="Text_20_body">The video module will receives messages from the kernel which will print messages on the monitor. This may also be enhanced to display simple graphics such as shapes with pixel coordinates.</text:p>
      <text:h text:style-name="Heading_20_3" text:outline-level="3">Sound:</text:h>
      <text:p text:style-name="Text_20_body">The sound module will receives messages from the kernel which will sound the speaker. This will first only be able to use the internal speaker but may be enhanced to use the sound card.</text:p>
      <text:h text:style-name="Heading_20_3" text:outline-level="3">Cartridge:</text:h>
      <text:p text:style-name="Text_20_body">The cartridge module represents the Phoenix application itself. This module would normally be provided by the application programmer and thus is not properly part of the Phoenix system. It will, however, interact with the other modules in the system using the same message passing mechanism as used by the rest of Phoenix. The name “cartridge module” is in honor of the old console systems that held the game on a cartridge.</text:p>
      <text:h text:style-name="Heading_20_3" text:outline-level="3">NIC:</text:h>
      <text:p text:style-name="Text_20_body">The NIC module is a devices driver that will receives messages from the kernel and send messages through the NIC to communicate with another Phoenix console.</text:p>
      <text:h text:style-name="Heading_20_2" text:outline-level="2">Identified Risks:</text:h>
      <text:list text:style-name="L1">
        <text:list-item>
          <text:p text:style-name="P1">Boot Loader: <text:s/>This is a concern because we never written a boot loader in x86 Assembly.</text:p>
        </text:list-item>
        <text:list-item>
          <text:p text:style-name="P1">Protect mode: <text:s/>Real mode will likely provide us with enough resources, but if time permits, we may try switching to protected mode. <text:s/>So this is a risk that we have currently removed from the requirements.</text:p>
        </text:list-item>
        <text:list-item>
          <text:p text:style-name="P1">[There are also risks associated with programming the low level hardware.]</text:p>
        </text:list-item>
      </text:list>
      <text:h text:style-name="Heading_20_2" text:outline-level="2">Problem Partition:</text:h>
      <text:h text:style-name="Heading_20_3" text:outline-level="3">Wei Yao Lin:</text:h>
      <text:list text:style-name="L2">
        <text:list-item>
          <text:p text:style-name="P4">Threading in the kernel and clock.</text:p>
        </text:list-item>
        <text:list-item>
          <text:p text:style-name="P4">Keyboard module.</text:p>
        </text:list-item>
        <text:list-item>
          <text:p text:style-name="P4">Input devices module.</text:p>
        </text:list-item>
      </text:list>
      <text:h text:style-name="Heading_20_3" text:outline-level="3">Curtis J. Aube:</text:h>
      <text:list text:style-name="L3">
        <text:list-item>
          <text:p text:style-name="P7">Basic Video module.</text:p>
        </text:list-item>
        <text:list-item>
          <text:p text:style-name="P7">The boot loader.</text:p>
        </text:list-item>
        <text:list-item>
          <text:p text:style-name="P7">Sound module.</text:p>
        </text:list-item>
      </text:list>
      <text:h text:style-name="Heading_20_3" text:outline-level="3">Nick Guertin:</text:h>
      <text:list text:style-name="L4">
        <text:list-item>
          <text:p text:style-name="P10">Message passing in the kernel.</text:p>
        </text:list-item>
        <text:list-item>
          <text:p text:style-name="P10">Basic test cartridge module.</text:p>
        </text:list-item>
        <text:list-item>
          <text:p text:style-name="P10">NIC module.</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Courier New" svg:font-family="'Courier New'" style:font-adornments="Italic"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75%"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master-page-name="">
      <style:paragraph-properties fo:margin-left="0.5in" fo:margin-right="0in" fo:text-indent="0in" style:auto-text-indent="false"/>
      <style:text-properties style:font-name="Courier New" fo:font-style="normal"/>
    </style:style>
    <style:style style:name="Index" style:family="paragraph" style:parent-style-name="Standard" style:class="index">
      <style:paragraph-properties text:number-lines="false" text:line-number="0"/>
      <style:text-properties style:font-name-complex="Tahoma1"/>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Header1" style:family="paragraph" style:parent-style-name="Heading_20_1"/>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8-22T10:05:35</meta:creation-date>
    <dc:creator>Curtis Aube</dc:creator>
    <dc:date>2008-05-05T15:56:47</dc:date>
    <dc:language>en-US</dc:language>
    <meta:editing-cycles>10</meta:editing-cycles>
    <meta:editing-duration>PT3H56M31S</meta:editing-duration>
    <meta:user-defined meta:name="Info 1"/>
    <meta:user-defined meta:name="Info 2"/>
    <meta:user-defined meta:name="Info 3"/>
    <meta:user-defined meta:name="Info 4"/>
    <meta:document-statistic meta:table-count="0" meta:image-count="0" meta:object-count="0" meta:page-count="3" meta:paragraph-count="45" meta:word-count="591" meta:character-count="3468"/>
  </office:meta>
</office:document-meta>
</file>